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2.65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0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2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3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8"/>
          <table:covered-table-cell table:style-name="ce143"/>
          <table:covered-table-cell table:number-columns-repeated="2" table:style-name="ce28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98" table:number-columns-repeated="3"/>
          <table:table-cell table:style-name="ce128"/>
          <table:table-cell table:style-name="ce132"/>
          <table:table-cell table:style-name="ce98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77" office:value-type="string" calcext:value-type="string">
            <text:p>Retenciones IVA:</text:p>
          </table:table-cell>
          <table:table-cell table:style-name="ce18"/>
          <table:table-cell table:style-name="ce19" table:number-columns-repeated="3"/>
          <table:table-cell table:style-name="ce129"/>
          <table:table-cell table:style-name="ce133"/>
          <table:table-cell table:style-name="ce77" office:value-type="string" calcext:value-type="string">
            <text:p>Retenciones IVA:</text:p>
          </table:table-cell>
          <table:table-cell table:style-name="ce152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102001" calcext:value-type="float">
            <text:p>101050102001 </text:p>
          </table:table-cell>
          <table:table-cell table:style-name="ce62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26"/>
          <table:table-cell table:style-name="ce100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11]+[.E11]-[.F11]" office:value-type="float" office:value="0" calcext:value-type="float">
            <text:p>0</text:p>
          </table:table-cell>
          <table:table-cell table:style-name="ce23" office:value-type="float" office:value="101050102001" calcext:value-type="float">
            <text:p>101050102001 </text:p>
          </table:table-cell>
          <table:table-cell table:style-name="ce62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153" office:value-type="float" office:value="0" calcext:value-type="float">
            <text:p>0</text:p>
          </table:table-cell>
          <table:table-cell table:style-name="ce142" table:formula="of:=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102003" calcext:value-type="float">
            <text:p>101050102003 </text:p>
          </table:table-cell>
          <table:table-cell table:style-name="ce62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26"/>
          <table:table-cell table:style-name="ce100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12]+[.E12]-[.F12]" office:value-type="float" office:value="0" calcext:value-type="float">
            <text:p>0</text:p>
          </table:table-cell>
          <table:table-cell table:style-name="ce23" office:value-type="float" office:value="101050102003" calcext:value-type="float">
            <text:p>101050102003 </text:p>
          </table:table-cell>
          <table:table-cell table:style-name="ce62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153" office:value-type="float" office:value="0" calcext:value-type="float">
            <text:p>0</text:p>
          </table:table-cell>
          <table:table-cell table:style-name="ce142" table:formula="of:=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102004" calcext:value-type="float">
            <text:p>101050102004 </text:p>
          </table:table-cell>
          <table:table-cell table:style-name="ce62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26"/>
          <table:table-cell table:style-name="ce100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13]+[.E13]-[.F13]" office:value-type="float" office:value="0" calcext:value-type="float">
            <text:p>0</text:p>
          </table:table-cell>
          <table:table-cell table:style-name="ce23" office:value-type="float" office:value="101050102004" calcext:value-type="float">
            <text:p>101050102004 </text:p>
          </table:table-cell>
          <table:table-cell table:style-name="ce62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153" office:value-type="float" office:value="0" calcext:value-type="float">
            <text:p>0</text:p>
          </table:table-cell>
          <table:table-cell table:style-name="ce142" table:formula="of:=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102005" calcext:value-type="float">
            <text:p>101050102005 </text:p>
          </table:table-cell>
          <table:table-cell table:style-name="ce62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26"/>
          <table:table-cell table:style-name="ce100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14]+[.E14]-[.F14]" office:value-type="float" office:value="0" calcext:value-type="float">
            <text:p>0</text:p>
          </table:table-cell>
          <table:table-cell table:style-name="ce23" office:value-type="float" office:value="101050102005" calcext:value-type="float">
            <text:p>101050102005 </text:p>
          </table:table-cell>
          <table:table-cell table:style-name="ce62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153" office:value-type="float" office:value="0" calcext:value-type="float">
            <text:p>0</text:p>
          </table:table-cell>
          <table:table-cell table:style-name="ce142" table:formula="of:=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62"/>
          <table:table-cell table:style-name="ce26"/>
          <table:table-cell table:style-name="ce100"/>
          <table:table-cell table:style-name="ce101" table:number-columns-repeated="2"/>
          <table:table-cell table:style-name="ce100"/>
          <table:table-cell table:style-name="ce23"/>
          <table:table-cell table:style-name="ce62"/>
          <table:table-cell table:style-name="ce153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26"/>
          <table:table-cell table:style-name="ce100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16]+[.E16]-[.F16]" office:value-type="float" office:value="0" calcext:value-type="float">
            <text:p>0</text:p>
          </table:table-cell>
          <table:table-cell table:style-name="ce23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101" office:value-type="float" office:value="0" calcext:value-type="float">
            <text:p>0</text:p>
          </table:table-cell>
          <table:table-cell table:style-name="ce142" table:formula="of:=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1"/>
          <table:table-cell table:style-name="ce26"/>
          <table:table-cell table:style-name="ce100"/>
          <table:table-cell table:style-name="ce101" table:number-columns-repeated="2"/>
          <table:table-cell table:style-name="ce100"/>
          <table:table-cell table:style-name="ce23"/>
          <table:table-cell table:style-name="ce31"/>
          <table:table-cell table:style-name="ce153"/>
          <table:table-cell table:style-name="ce142" table:formula="of:=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78" office:value-type="string" office:string-value="Retenciones en la Fuente:" calcext:value-type="string">
            <text:p><text:s/>Retenciones en la Fuente: </text:p>
          </table:table-cell>
          <table:table-cell table:style-name="ce26"/>
          <table:table-cell table:style-name="ce100"/>
          <table:table-cell table:style-name="ce101" table:number-columns-repeated="2"/>
          <table:table-cell table:style-name="ce100"/>
          <table:table-cell table:style-name="ce23"/>
          <table:table-cell table:style-name="ce78" office:value-type="string" office:string-value="Retenciones en la Fuente:" calcext:value-type="string">
            <text:p><text:s/>Retenciones en la Fuente: </text:p>
          </table:table-cell>
          <table:table-cell table:style-name="ce153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1" calcext:value-type="string">
            <text:p><text:s/>101050201001 </text:p>
          </table:table-cell>
          <table:table-cell table:style-name="ce62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34"/>
          <table:table-cell table:style-name="ce101" office:value-type="float" office:value="175181.6" calcext:value-type="float">
            <text:p>175,182</text:p>
          </table:table-cell>
          <table:table-cell table:style-name="ce101" table:number-columns-repeated="2"/>
          <table:table-cell table:style-name="ce100" table:formula="of:=[.D19]+[.E19]-[.F19]" office:value-type="float" office:value="175181.6" calcext:value-type="float">
            <text:p>175,182</text:p>
          </table:table-cell>
          <table:table-cell table:style-name="ce23" office:value-type="string" office:string-value="101050201001" calcext:value-type="string">
            <text:p><text:s/>101050201001 </text:p>
          </table:table-cell>
          <table:table-cell table:style-name="ce62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101" office:value-type="float" office:value="312846.78" calcext:value-type="float">
            <text:p>312,847</text:p>
          </table:table-cell>
          <table:table-cell table:style-name="ce142" table:formula="of:=[.G19]-[.J19]" office:value-type="float" office:value="-137665.18" calcext:value-type="float">
            <text:p>-137,66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2" calcext:value-type="string">
            <text:p><text:s/>101050201002 </text:p>
          </table:table-cell>
          <table:table-cell table:style-name="ce62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20]+[.E20]-[.F20]" office:value-type="float" office:value="0" calcext:value-type="float">
            <text:p>0</text:p>
          </table:table-cell>
          <table:table-cell table:style-name="ce23" office:value-type="string" office:string-value="101050201002" calcext:value-type="string">
            <text:p><text:s/>101050201002 </text:p>
          </table:table-cell>
          <table:table-cell table:style-name="ce62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101" office:value-type="float" office:value="2276.32" calcext:value-type="float">
            <text:p>2,276</text:p>
          </table:table-cell>
          <table:table-cell table:style-name="ce142" table:formula="of:=[.G20]-[.J20]" office:value-type="float" office:value="-2276.32" calcext:value-type="float">
            <text:p>-2,27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3" calcext:value-type="string">
            <text:p><text:s/>101050201003 </text:p>
          </table:table-cell>
          <table:table-cell table:style-name="ce62" office:value-type="string" office:string-value="RETENCIONES EN LA FUENTE ISD" calcext:value-type="string">
            <text:p><text:s/>RETENCIONES EN LA FUENTE ISD </text:p>
          </table:table-cell>
          <table:table-cell table:style-name="ce34"/>
          <table:table-cell table:style-name="ce101" office:value-type="float" office:value="76750.83" calcext:value-type="float">
            <text:p>76,751</text:p>
          </table:table-cell>
          <table:table-cell table:style-name="ce101" table:number-columns-repeated="2"/>
          <table:table-cell table:style-name="ce100" table:formula="of:=[.D21]+[.E21]-[.F21]" office:value-type="float" office:value="76750.83" calcext:value-type="float">
            <text:p>76,751</text:p>
          </table:table-cell>
          <table:table-cell table:style-name="ce23" office:value-type="string" office:string-value="101050201003" calcext:value-type="string">
            <text:p><text:s/>101050201003 </text:p>
          </table:table-cell>
          <table:table-cell table:style-name="ce62" office:value-type="string" office:string-value="RETENCIONES EN LA FUENTE ISD" calcext:value-type="string">
            <text:p><text:s/>RETENCIONES EN LA FUENTE ISD </text:p>
          </table:table-cell>
          <table:table-cell table:style-name="ce138" office:value-type="float" office:value="32943.28" calcext:value-type="float">
            <text:p>32,943</text:p>
          </table:table-cell>
          <table:table-cell table:style-name="ce142" table:formula="of:=[.G21]-[.J21]" office:value-type="float" office:value="43807.55" calcext:value-type="float">
            <text:p>43,80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62"/>
          <table:table-cell table:style-name="ce34"/>
          <table:table-cell table:style-name="ce101" table:number-columns-repeated="3"/>
          <table:table-cell table:style-name="ce100"/>
          <table:table-cell table:style-name="ce23"/>
          <table:table-cell table:style-name="ce62"/>
          <table:table-cell table:style-name="ce138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34"/>
          <table:table-cell table:style-name="ce101" office:value-type="float" office:value="24500.88" calcext:value-type="float">
            <text:p>24,501</text:p>
          </table:table-cell>
          <table:table-cell table:style-name="ce101" table:number-columns-repeated="2"/>
          <table:table-cell table:style-name="ce100" table:formula="of:=[.D23]+[.E23]-[.F23]" office:value-type="float" office:value="24500.88" calcext:value-type="float">
            <text:p>24,501</text:p>
          </table:table-cell>
          <table:table-cell table:style-name="ce23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101" office:value-type="float" office:value="24500.88" calcext:value-type="float">
            <text:p>24,501</text:p>
          </table:table-cell>
          <table:table-cell table:style-name="ce142" table:formula="of:=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5" calcext:value-type="string">
            <text:p><text:s/>101050201005 </text:p>
          </table:table-cell>
          <table:table-cell table:style-name="ce3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34"/>
          <table:table-cell table:style-name="ce101" office:value-type="float" office:value="77.84" calcext:value-type="float">
            <text:p>78</text:p>
          </table:table-cell>
          <table:table-cell table:style-name="ce101" table:number-columns-repeated="2"/>
          <table:table-cell table:style-name="ce100" table:formula="of:=[.D24]+[.E24]-[.F24]" office:value-type="float" office:value="77.84" calcext:value-type="float">
            <text:p>78</text:p>
          </table:table-cell>
          <table:table-cell table:style-name="ce23" office:value-type="string" office:string-value="101050201005" calcext:value-type="string">
            <text:p><text:s/>101050201005 </text:p>
          </table:table-cell>
          <table:table-cell table:style-name="ce3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101" office:value-type="float" office:value="81.56" calcext:value-type="float">
            <text:p>82</text:p>
          </table:table-cell>
          <table:table-cell table:style-name="ce142" table:formula="of:=[.G24]-[.J24]" office:value-type="float" office:value="-3.72" calcext:value-type="float">
            <text:p>-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1"/>
          <table:table-cell table:style-name="ce34"/>
          <table:table-cell table:style-name="ce101" table:number-columns-repeated="3"/>
          <table:table-cell table:style-name="ce100"/>
          <table:table-cell table:style-name="ce23"/>
          <table:table-cell table:style-name="ce31"/>
          <table:table-cell table:style-name="ce101"/>
          <table:table-cell table:style-name="ce142" table:formula="of:=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01" table:number-columns-repeated="2"/>
          <table:table-cell table:style-name="ce100" table:formula="of:=[.D26]+[.E26]-[.F26]" office:value-type="float" office:value="0" calcext:value-type="float">
            <text:p>0</text:p>
          </table:table-cell>
          <table:table-cell table:style-name="ce23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101" office:value-type="float" office:value="7079.26" calcext:value-type="float">
            <text:p>7,079</text:p>
          </table:table-cell>
          <table:table-cell table:style-name="ce142" table:formula="of:=[.G26]-[.J26]" office:value-type="float" office:value="-7079.26" calcext:value-type="float">
            <text:p>-7,07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34"/>
          <table:table-cell table:style-name="ce101" office:value-type="float" office:value="41792.75" calcext:value-type="float">
            <text:p>41,793</text:p>
          </table:table-cell>
          <table:table-cell table:style-name="ce101" table:number-columns-repeated="2"/>
          <table:table-cell table:style-name="ce100" table:formula="of:=[.D27]+[.E27]-[.F27]" office:value-type="float" office:value="41792.75" calcext:value-type="float">
            <text:p>41,793</text:p>
          </table:table-cell>
          <table:table-cell table:style-name="ce23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101" office:value-type="float" office:value="1358.74" calcext:value-type="float">
            <text:p>1,359</text:p>
          </table:table-cell>
          <table:table-cell table:style-name="ce142" table:formula="of:=[.G27]-[.J27]" office:value-type="float" office:value="40434.01" calcext:value-type="float">
            <text:p>40,4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34"/>
          <table:table-cell table:style-name="ce101" office:value-type="float" office:value="43292.71" calcext:value-type="float">
            <text:p>43,293</text:p>
          </table:table-cell>
          <table:table-cell table:style-name="ce101" table:number-columns-repeated="2"/>
          <table:table-cell table:style-name="ce100" table:formula="of:=[.D28]+[.E28]-[.F28]" office:value-type="float" office:value="43292.71" calcext:value-type="float">
            <text:p>43,293</text:p>
          </table:table-cell>
          <table:table-cell table:style-name="ce23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101" office:value-type="float" office:value="0" calcext:value-type="float">
            <text:p>0</text:p>
          </table:table-cell>
          <table:table-cell table:style-name="ce142" table:formula="of:=[.G28]-[.J28]" office:value-type="float" office:value="43292.71" calcext:value-type="float">
            <text:p>43,2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34"/>
          <table:table-cell table:style-name="ce101" office:value-type="float" office:value="14.15" calcext:value-type="float">
            <text:p>14</text:p>
          </table:table-cell>
          <table:table-cell table:style-name="ce101" table:number-columns-repeated="2"/>
          <table:table-cell table:style-name="ce100" table:formula="of:=[.D29]+[.E29]-[.F29]" office:value-type="float" office:value="14.15" calcext:value-type="float">
            <text:p>14</text:p>
          </table:table-cell>
          <table:table-cell table:style-name="ce23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101" office:value-type="float" office:value="0" calcext:value-type="float">
            <text:p>0</text:p>
          </table:table-cell>
          <table:table-cell table:style-name="ce142" table:formula="of:=[.G29]-[.J29]" office:value-type="float" office:value="14.15" calcext:value-type="float">
            <text:p>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2" table:number-columns-repeated="2"/>
          <table:table-cell table:style-name="ce139" table:number-columns-repeated="3"/>
          <table:table-cell table:style-name="ce130"/>
          <table:table-cell table:style-name="ce135"/>
          <table:table-cell table:style-name="ce141"/>
          <table:table-cell table:style-name="ce139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30])" office:value-type="float" office:value="361610.76" calcext:value-type="float">
            <text:p>361,611</text:p>
          </table:table-cell>
          <table:table-cell table:style-name="ce103" table:formula="of:=SUM([.E9:.E30])" office:value-type="float" office:value="0" calcext:value-type="float">
            <text:p>0</text:p>
          </table:table-cell>
          <table:table-cell table:style-name="ce103" table:formula="of:=SUM([.F9:.F30])" office:value-type="float" office:value="0" calcext:value-type="float">
            <text:p>0</text:p>
          </table:table-cell>
          <table:table-cell table:style-name="ce103" table:formula="of:=SUM([.G9:.G30])" office:value-type="float" office:value="361610.76" calcext:value-type="float">
            <text:p>361,611</text:p>
          </table:table-cell>
          <table:table-cell table:style-name="ce41" table:number-columns-repeated="2"/>
          <table:table-cell table:style-name="ce103" table:formula="of:=SUM([.J9:.J30])" office:value-type="float" office:value="381086.82" calcext:value-type="float">
            <text:p>381,087</text:p>
          </table:table-cell>
          <table:table-cell table:style-name="ce145" table:formula="of:=SUM([.K9:.K30])" office:value-type="float" office:value="-19476.06" calcext:value-type="float">
            <text:p>-19,476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8" table:number-columns-repeated="12"/>
          <table:table-cell table:number-columns-repeated="1012"/>
        </table:table-row>
        <table:table-row table:style-name="ro2">
          <table:table-cell table:style-name="ce28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4" table:number-columns-repeated="2"/>
          <table:table-cell table:style-name="ce55"/>
          <table:table-cell table:style-name="ce56"/>
          <table:table-cell table:style-name="ce28" table:number-columns-repeated="7"/>
          <table:table-cell table:number-columns-repeated="1012"/>
        </table:table-row>
        <table:table-row table:style-name="ro2" table:number-rows-repeated="2">
          <table:table-cell table:style-name="ce28"/>
          <table:table-cell table:style-name="ce57" table:number-columns-repeated="2"/>
          <table:table-cell table:style-name="ce58" table:number-columns-repeated="2"/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7" table:number-columns-repeated="2"/>
          <table:table-cell table:style-name="ce59" table:number-columns-repeated="2"/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36:.D38])" office:value-type="float" office:value="0" calcext:value-type="float">
            <text:p>- </text:p>
          </table:table-cell>
          <table:table-cell table:style-name="ce43" table:formula="of:=+SUM([.E36:.E38])" office:value-type="float" office:value="0" calcext:value-type="float">
            <text:p>- 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8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6"/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3">
          <table:table-cell table:style-name="ce28" table:number-columns-repeated="10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4">
          <table:table-cell table:style-name="ce28" table:number-columns-repeated="12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currency-style style:name="N18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8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5P0"/>
    </number:currency-style>
    <number:currency-style style:name="N18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8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6P0"/>
    </number:currency-style>
    <number:currency-style style:name="N18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7P0"/>
    </number:currency-style>
    <number:currency-style style:name="N18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2" loext:min-decimal-places="2" number:min-integer-digits="1" number:grouping="true"/>
      <number:text> </number:text>
    </number:number-style>
    <number:number-style style:name="N19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4P2" style:volatile="true">
      <loext:text> $ </loext:text>
      <loext:fill-character> </loext:fill-character>
      <number:text>- </number:text>
    </number:currency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number number:decimal-places="2" loext:min-decimal-places="2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2:57:20.622823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3:01:05.290253828</dc:date>
    <meta:editing-cycles>10</meta:editing-cycles>
    <meta:editing-duration>PT1H21M41S</meta:editing-duration>
    <meta:document-statistic meta:table-count="1" meta:cell-count="169" meta:object-count="0"/>
  </office:meta>
</office:document-meta>
</file>